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roman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9b515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Arial Black" fo:font-size="15pt" officeooo:paragraph-rsid="0019b515" style:font-size-asian="15pt" style:font-size-complex="15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ucida Sans" fo:font-weight="bold" officeooo:paragraph-rsid="0019b515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ucida Sans" officeooo:paragraph-rsid="0019b515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ucida Sans" fo:font-size="12pt" fo:font-weight="bold" officeooo:paragraph-rsid="0019b51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 style:writing-mode="lr-tb"/>
      <style:text-properties officeooo:paragraph-rsid="0019b515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296e23" officeooo:paragraph-rsid="00296e23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loext:opacity="100%" style:font-name="Arial" fo:font-size="12pt" officeooo:rsid="002d9d7e" officeooo:paragraph-rsid="002f9060" style:font-size-asian="12pt" style:font-size-complex="12pt"/>
    </style:style>
    <style:style style:name="P9" style:family="paragraph" style:parent-style-name="Standard">
      <style:text-properties officeooo:rsid="00215c2c"/>
    </style:style>
    <style:style style:name="P10" style:family="paragraph" style:parent-style-name="Standard">
      <style:paragraph-properties fo:text-align="start" style:justify-single-word="false" style:writing-mode="lr-tb"/>
      <style:text-properties officeooo:rsid="00215c2c" officeooo:paragraph-rsid="00215c2c"/>
    </style:style>
    <style:style style:name="P11" style:family="paragraph" style:parent-style-name="Standard">
      <style:paragraph-properties fo:text-align="start" style:justify-single-word="false" style:writing-mode="lr-tb"/>
      <style:text-properties officeooo:rsid="00215c2c" officeooo:paragraph-rsid="002d9d7e"/>
    </style:style>
    <style:style style:name="P12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2bf819" officeooo:paragraph-rsid="002bf819"/>
    </style:style>
    <style:style style:name="P13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296e23" officeooo:paragraph-rsid="00296e23"/>
    </style:style>
    <style:style style:name="P14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296e23" officeooo:paragraph-rsid="002f9060"/>
    </style:style>
    <style:style style:name="P15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2d9d7e" officeooo:paragraph-rsid="002d9d7e"/>
    </style:style>
    <style:style style:name="P16" style:family="paragraph" style:parent-style-name="Standard">
      <style:paragraph-properties fo:text-align="start" style:justify-single-word="false" style:writing-mode="lr-tb"/>
      <style:text-properties fo:color="#55308d" loext:opacity="100%" style:font-name="Arial" fo:font-size="11pt" officeooo:rsid="002d9d7e" officeooo:paragraph-rsid="002d9d7e" style:font-size-asian="11pt" style:font-size-complex="11pt"/>
    </style:style>
    <style:style style:name="P17" style:family="paragraph" style:parent-style-name="Standard">
      <style:paragraph-properties fo:text-align="start" style:justify-single-word="false" style:writing-mode="lr-tb"/>
      <style:text-properties officeooo:rsid="0019b515" officeooo:paragraph-rsid="002bf819"/>
    </style:style>
    <style:style style:name="P18" style:family="paragraph" style:parent-style-name="Standard">
      <style:paragraph-properties fo:text-align="start" style:justify-single-word="false" style:writing-mode="lr-tb"/>
      <style:text-properties officeooo:rsid="0019b515" officeooo:paragraph-rsid="002d9d7e"/>
    </style:style>
    <style:style style:name="P19" style:family="paragraph" style:parent-style-name="Standard">
      <style:paragraph-properties fo:text-align="start" style:justify-single-word="false" style:writing-mode="lr-tb"/>
      <style:text-properties officeooo:rsid="0029237a" officeooo:paragraph-rsid="0023dc84"/>
    </style:style>
    <style:style style:name="P20" style:family="paragraph" style:parent-style-name="Preformatted_20_Text">
      <style:paragraph-properties fo:margin-left="2.501cm" fo:margin-right="0cm" fo:orphans="2" fo:widows="2" fo:text-indent="0cm" style:auto-text-indent="false"/>
      <style:text-properties fo:color="#000000" loext:opacity="100%" style:font-name="Arial" fo:font-size="12pt" style:font-size-asian="12pt" style:font-size-complex="12pt"/>
    </style:style>
    <style:style style:name="P21" style:family="paragraph" style:parent-style-name="Preformatted_20_Text">
      <style:paragraph-properties fo:margin-left="2.501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22" style:family="paragraph" style:parent-style-name="Preformatted_20_Text">
      <style:paragraph-properties fo:margin-left="2.501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style:font-size-asian="12pt" style:font-size-complex="12pt"/>
    </style:style>
    <style:style style:name="P23" style:family="paragraph" style:parent-style-name="Preformatted_20_Text">
      <style:paragraph-properties fo:margin-left="2.501cm" fo:margin-right="0cm" fo:text-align="start" style:justify-single-word="false" fo:text-indent="0cm" style:auto-text-indent="false"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0315536" officeooo:paragraph-rsid="00315536" style:font-size-asian="12pt" style:font-size-complex="12pt"/>
    </style:style>
    <style:style style:name="P24" style:family="paragraph" style:parent-style-name="Standard" style:list-style-name="L1">
      <style:paragraph-properties fo:text-align="start" style:justify-single-word="false" style:writing-mode="lr-tb"/>
      <style:text-properties style:font-name="Lucida Sans1" officeooo:rsid="002d9d7e" officeooo:paragraph-rsid="002d9d7e"/>
    </style:style>
    <style:style style:name="P25" style:family="paragraph" style:parent-style-name="Standard" style:list-style-name="L1">
      <style:paragraph-properties fo:text-align="start" style:justify-single-word="false" style:writing-mode="lr-tb"/>
      <style:text-properties style:font-name="Lucida Sans1" officeooo:rsid="002d9d7e" officeooo:paragraph-rsid="00315536"/>
    </style:style>
    <style:style style:name="P26" style:family="paragraph" style:parent-style-name="Standard" style:list-style-name="WWNum1">
      <style:paragraph-properties fo:text-align="start" style:justify-single-word="false" style:writing-mode="lr-tb"/>
      <style:text-properties officeooo:paragraph-rsid="00215c2c"/>
    </style:style>
    <style:style style:name="P27" style:family="paragraph" style:parent-style-name="Standard">
      <style:paragraph-properties fo:text-align="start" style:justify-single-word="false" style:writing-mode="lr-tb"/>
      <style:text-properties officeooo:paragraph-rsid="00315536"/>
    </style:style>
    <style:style style:name="P28" style:family="paragraph" style:parent-style-name="Standard" style:list-style-name="WWNum1">
      <style:paragraph-properties fo:text-align="start" style:justify-single-word="false" style:writing-mode="lr-tb"/>
      <style:text-properties fo:color="#000000" loext:opacity="100%" style:font-name="Lucida Sans" fo:font-size="12pt" officeooo:rsid="002f9060" officeooo:paragraph-rsid="002f9060" style:font-size-asian="12pt" style:font-size-complex="12pt"/>
    </style:style>
    <style:style style:name="P29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 style:writing-mode="lr-tb"/>
      <style:text-properties officeooo:rsid="002730bc" officeooo:paragraph-rsid="002bf819"/>
    </style:style>
    <style:style style:name="P30" style:family="paragraph" style:parent-style-name="Standard" style:list-style-name="L1">
      <style:paragraph-properties fo:text-align="start" style:justify-single-word="false" style:writing-mode="lr-tb"/>
      <style:text-properties officeooo:rsid="002730bc" officeooo:paragraph-rsid="002bf819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Liberation Serif" officeooo:paragraph-rsid="00315536"/>
    </style:style>
    <style:style style:name="T1" style:family="text">
      <style:text-properties style:font-name="Lucida Sans" officeooo:rsid="0023dc84"/>
    </style:style>
    <style:style style:name="T2" style:family="text">
      <style:text-properties style:font-name="Lucida Sans" officeooo:rsid="0029aa7d"/>
    </style:style>
    <style:style style:name="T3" style:family="text">
      <style:text-properties style:font-name="Lucida Sans" officeooo:rsid="002a56e6"/>
    </style:style>
    <style:style style:name="T4" style:family="text">
      <style:text-properties style:font-name="Lucida Sans" officeooo:rsid="002730bc"/>
    </style:style>
    <style:style style:name="T5" style:family="text">
      <style:text-properties style:font-name="Lucida Sans" officeooo:rsid="002f9060"/>
    </style:style>
    <style:style style:name="T6" style:family="text">
      <style:text-properties style:font-name="Arial Black" fo:font-size="15pt" style:font-size-asian="15pt" style:font-size-complex="15pt"/>
    </style:style>
    <style:style style:name="T7" style:family="text">
      <style:text-properties style:font-name="Arial Black" fo:font-size="15pt" officeooo:rsid="0019b515" style:font-size-asian="15pt" style:font-size-complex="15pt"/>
    </style:style>
    <style:style style:name="T8" style:family="text">
      <style:text-properties style:font-name="Arial Black" fo:font-size="15pt" officeooo:rsid="002bf819" style:font-size-asian="15pt" style:font-size-complex="15pt"/>
    </style:style>
    <style:style style:name="T9" style:family="text">
      <style:text-properties style:font-name="Arial Black" fo:font-size="15pt" officeooo:rsid="00313944" style:font-size-asian="15pt" style:font-size-complex="15pt"/>
    </style:style>
    <style:style style:name="T10" style:family="text">
      <style:text-properties fo:font-style="normal" fo:font-weight="normal"/>
    </style:style>
    <style:style style:name="T11" style:family="text">
      <style:text-properties officeooo:rsid="002f9060"/>
    </style:style>
    <style:style style:name="T12" style:family="text">
      <style:text-properties fo:color="#00a933" loext:opacity="100%" style:font-name="Lucida Sans" officeooo:rsid="002f9060"/>
    </style:style>
    <style:style style:name="T13" style:family="text">
      <style:text-properties officeooo:rsid="00315536"/>
    </style:style>
    <style:style style:name="T14" style:family="text">
      <style:text-properties style:font-name="Lucida Sans1"/>
    </style:style>
    <style:style style:name="T15" style:family="text">
      <style:text-properties style:font-name="Lucida Sans1" officeooo:rsid="00315536"/>
    </style:style>
    <style:style style:name="T16" style:family="text">
      <style:text-properties style:font-name="Lucida Sans1" officeooo:rsid="002f9060"/>
    </style:style>
    <style:style style:name="T17" style:family="text">
      <style:text-properties style:font-name="Liberation Serif" officeooo:rsid="002730bc"/>
    </style:style>
    <style:style style:name="T18" style:family="text">
      <style:text-properties officeooo:rsid="002730b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<text:bookmark-start text:name="__DdeLink__5365_2119247332"/><text:bookmark-start text:name="__DdeLink__335_1332129084"/><text:span text:style-name="T6">Tutoria</text:span><text:span text:style-name="T7">l </text:span><text:bookmark-end text:name="__DdeLink__5365_2119247332"/><text:span text:style-name="T9">Completando CRUD</text:span><text:span text:style-name="T8"> Chaves</text:span><text:bookmark-end text:name="__DdeLink__335_1332129084"/></text:p>
      <text:p text:style-name="P2"/>
      <text:p text:style-name="P1"/>
      <text:p text:style-name="P3">Projeto: Controle de empréstimo de chaves</text:p>
      <text:p text:style-name="P3"/>
      <text:p text:style-name="P3">Tecnologias: Spring Boot Rest e Svelte</text:p>
      <text:p text:style-name="P4"/>
      <text:p text:style-name="P5">Alunos:<text:line-break/>Gabriela Silva Rodrigues;</text:p>
      <text:p text:style-name="P5">Gustavo Machado Pontes;</text:p>
      <text:p text:style-name="P5">Mateus Alves Silva;<text:line-break/>Nathan Rodrigues dos Santos.</text:p>
      <text:p text:style-name="Standard"/>
      <text:p text:style-name="P9"/>
      <text:p text:style-name="P10"/>
      <text:p text:style-name="P12"><text:bookmark text:name="__DdeLink__324_1332129084"/><text:bookmark text:name="__DdeLink__1983_257505952512"/><text:bookmark text:name="__DdeLink__2004_25750595251"/><text:bookmark text:name="__DdeLink__1992_257505952512"/>Adição dos métodos de <text:span text:style-name="T13">update e delete</text:span> na API</text:p>
      <text:p text:style-name="P17"/>
      <text:list xml:id="list2097659628" text:style-name="L1">
        <text:list-item>
          <text:p text:style-name="P30"><text:span text:style-name="T16">Acesse a </text:span><text:span text:style-name="T14">classe com o nome de ChaveController com o seguinte conteúdo, </text:span><text:bookmark-start text:name="__DdeLink__9988_3910855170"/><text:span text:style-name="T15">para melhor entendimento recomendo ler os comentários</text:span><text:span text:style-name="T14">:</text:span><text:bookmark-end text:name="__DdeLink__9988_3910855170"/></text:p>
        </text:list-item>
      </text:list>
      <text:p text:style-name="P29"/>
      <text:p text:style-name="P31"><text:span text:style-name="T18">package com.GGMN.backend.controller;</text:span></text:p>
      <text:p text:style-name="P31"/>
      <text:p text:style-name="P31"><text:span text:style-name="T18">import java.util.ArrayList;</text:span></text:p>
      <text:p text:style-name="P31"><text:span text:style-name="T18">import java.util.List;</text:span></text:p>
      <text:p text:style-name="P31"><text:span text:style-name="T18">import java.util.Optional;</text:span></text:p>
      <text:p text:style-name="P31"/>
      <text:p text:style-name="P31"><text:span text:style-name="T18">import org.springframework.beans.BeanUtils;</text:span></text:p>
      <text:p text:style-name="P31"><text:span text:style-name="T18">import org.springframework.beans.factory.annotation.Autowired;</text:span></text:p>
      <text:p text:style-name="P31"><text:span text:style-name="T18">import org.springframework.http.HttpStatus;</text:span></text:p>
      <text:p text:style-name="P31"><text:span text:style-name="T18">import org.springframework.http.HttpStatusCode;</text:span></text:p>
      <text:p text:style-name="P31"><text:span text:style-name="T18">import org.springframework.http.ResponseEntity;</text:span></text:p>
      <text:p text:style-name="P31"><text:span text:style-name="T18">import org.springframework.stereotype.Controller;</text:span></text:p>
      <text:p text:style-name="P31"><text:span text:style-name="T18">import org.springframework.stereotype.Service;</text:span></text:p>
      <text:p text:style-name="P31"><text:span text:style-name="T18">import org.springframework.validation.annotation.Validated;</text:span></text:p>
      <text:p text:style-name="P31"><text:span text:style-name="T18">import org.springframework.web.bind.annotation.CrossOrigin;</text:span></text:p>
      <text:p text:style-name="P31"><text:span text:style-name="T18">import org.springframework.web.bind.annotation.DeleteMapping;</text:span></text:p>
      <text:p text:style-name="P31"><text:span text:style-name="T18">import org.springframework.web.bind.annotation.GetMapping;</text:span></text:p>
      <text:p text:style-name="P31"><text:span text:style-name="T18">import org.springframework.web.bind.annotation.PathVariable;</text:span></text:p>
      <text:p text:style-name="P31"><text:span text:style-name="T18">import org.springframework.web.bind.annotation.PostMapping;</text:span></text:p>
      <text:p text:style-name="P31"><text:span text:style-name="T18">import org.springframework.web.bind.annotation.PutMapping;</text:span></text:p>
      <text:p text:style-name="P31"><text:span text:style-name="T18">import org.springframework.web.bind.annotation.RequestBody;</text:span></text:p>
      <text:p text:style-name="P31"><text:span text:style-name="T18">import org.springframework.web.bind.annotation.RequestMapping;</text:span></text:p>
      <text:p text:style-name="P31"><text:span text:style-name="T18">import org.springframework.web.bind.annotation.RestController;</text:span></text:p>
      <text:p text:style-name="P31"/>
      <text:p text:style-name="P31"><text:span text:style-name="T18">import com.GGMN.backend.dto.ChaveRecordDto;</text:span></text:p>
      <text:p text:style-name="P31"><text:span text:style-name="T18">import com.GGMN.backend.model.Chave;</text:span></text:p>
      <text:p text:style-name="P31"><text:span text:style-name="T18">import com.GGMN.backend.repository.ChaveRepository;</text:span></text:p>
      <text:p text:style-name="P31"/>
      <text:p text:style-name="P31"><text:span text:style-name="T18">@RestController</text:span></text:p>
      <text:p text:style-name="P31"><text:span text:style-name="T18">@RequestMapping("/chaves")</text:span></text:p>
      <text:p text:style-name="P31"><text:span text:style-name="T18">@CrossOrigin(origins = "http://localhost:8080")</text:span></text:p>
      <text:p text:style-name="P31"><text:soft-page-break/><text:span text:style-name="T18">public class ChaveController {</text:span></text:p>
      <text:p text:style-name="P31"><text:span text:style-name="T18"><text:tab/></text:span></text:p>
      <text:p text:style-name="P31"><text:span text:style-name="T18"><text:tab/>@Autowired</text:span></text:p>
      <text:p text:style-name="P31"><text:span text:style-name="T18"><text:tab/>private ChaveRepository chaveRepository;</text:span></text:p>
      <text:p text:style-name="P31"><text:span text:style-name="T18"><text:tab/></text:span></text:p>
      <text:p text:style-name="P31"><text:span text:style-name="T18"><text:tab/>//Persiste no banco</text:span></text:p>
      <text:p text:style-name="P31"><text:span text:style-name="T18"><text:tab/>@PostMapping</text:span></text:p>
      <text:p text:style-name="P31"><text:span text:style-name="T18"><text:tab/>public ResponseEntity&lt;Chave&gt; saveChave(@RequestBody ChaveRecordDto chaveRecordDto) {</text:span></text:p>
      <text:p text:style-name="P31"><text:span text:style-name="T18"><text:tab/><text:tab/></text:span></text:p>
      <text:p text:style-name="P31"><text:span text:style-name="T18"><text:tab/><text:tab/>Chave chave = new Chave();</text:span></text:p>
      <text:p text:style-name="P31"><text:span text:style-name="T18"><text:tab/><text:tab/>BeanUtils.copyProperties(chaveRecordDto, chave);</text:span></text:p>
      <text:p text:style-name="P31"><text:span text:style-name="T18"><text:tab/><text:tab/></text:span></text:p>
      <text:p text:style-name="P31"><text:span text:style-name="T18"><text:tab/><text:tab/></text:span></text:p>
      <text:p text:style-name="P31"><text:span text:style-name="T18"><text:tab/><text:tab/>return ResponseEntity.status(HttpStatus.CREATED).body(chaveRepository.save(chave));</text:span></text:p>
      <text:p text:style-name="P31"><text:span text:style-name="T18"><text:tab/>}</text:span></text:p>
      <text:p text:style-name="P31"><text:span text:style-name="T18"><text:tab/></text:span></text:p>
      <text:p text:style-name="P31"/>
      <text:p text:style-name="P31"><text:span text:style-name="T18"><text:tab/>//Busca todas a chaves sem filtro</text:span></text:p>
      <text:p text:style-name="P31"><text:span text:style-name="T18"><text:tab/>@GetMapping</text:span></text:p>
      <text:p text:style-name="P31"><text:span text:style-name="T18"><text:tab/>public ResponseEntity&lt;List&lt;Chave&gt;&gt; getAllChaves() {</text:span></text:p>
      <text:p text:style-name="P31"><text:span text:style-name="T18"><text:tab/><text:tab/></text:span></text:p>
      <text:p text:style-name="P31"><text:span text:style-name="T18"><text:tab/><text:tab/>return ResponseEntity.status(HttpStatus.OK).body(chaveRepository.findAll());</text:span></text:p>
      <text:p text:style-name="P31"><text:span text:style-name="T18"><text:tab/>}</text:span></text:p>
      <text:p text:style-name="P31"/>
      <text:p text:style-name="P31"/>
      <text:p text:style-name="P31"><text:span text:style-name="T18"><text:tab/>//Filtro de status</text:span></text:p>
      <text:p text:style-name="P31"><text:span text:style-name="T18"><text:tab/>@GetMapping("/status/{status}")</text:span></text:p>
      <text:p text:style-name="P31"><text:span text:style-name="T18"><text:tab/>public ResponseEntity&lt;List&lt;Chave&gt;&gt; getPerStauts(@PathVariable(value="status") boolean status) {<text:tab/><text:tab/></text:span></text:p>
      <text:p text:style-name="P31"><text:span text:style-name="T18"><text:tab/><text:tab/></text:span></text:p>
      <text:p text:style-name="P31"><text:span text:style-name="T18"><text:tab/><text:tab/></text:span></text:p>
      <text:p text:style-name="P31"><text:span text:style-name="T18"><text:tab/><text:tab/>return ResponseEntity.status(HttpStatus.OK).body(chaveRepository.findByStatus(status));</text:span></text:p>
      <text:p text:style-name="P31"><text:span text:style-name="T18"><text:tab/>}</text:span></text:p>
      <text:p text:style-name="P31"><text:span text:style-name="T18"><text:tab/></text:span></text:p>
      <text:p text:style-name="P31"><text:span text:style-name="T18"><text:tab/>//Filtro Situação</text:span></text:p>
      <text:p text:style-name="P31"><text:span text:style-name="T18"><text:tab/>@GetMapping("/situacao/{situacao}")</text:span></text:p>
      <text:p text:style-name="P31"><text:span text:style-name="T18"><text:tab/>public ResponseEntity&lt;List&lt;Chave&gt;&gt; getPerSituacao(@PathVariable(value="situacao") String situacao) {<text:tab/><text:tab/></text:span></text:p>
      <text:p text:style-name="P31"><text:span text:style-name="T18"><text:tab/><text:tab/></text:span></text:p>
      <text:p text:style-name="P31"><text:span text:style-name="T18"><text:tab/><text:tab/>List&lt;Chave&gt; chaves = new ArrayList&lt;&gt;();</text:span></text:p>
      <text:p text:style-name="P31"><text:span text:style-name="T18"><text:tab/><text:tab/></text:span></text:p>
      <text:p text:style-name="P31"><text:span text:style-name="T18"><text:tab/><text:tab/>for (Chave chave : chaveRepository.findBySituacao(situacao)) {</text:span></text:p>
      <text:p text:style-name="P31"><text:span text:style-name="T18"><text:tab/><text:tab/><text:tab/>if(chave.getStatus() == true) {</text:span></text:p>
      <text:p text:style-name="P31"><text:span text:style-name="T18"><text:tab/><text:tab/><text:tab/><text:tab/>chaves.add(chave);</text:span></text:p>
      <text:p text:style-name="P31"><text:span text:style-name="T18"><text:tab/><text:tab/><text:tab/>}</text:span></text:p>
      <text:p text:style-name="P31"><text:span text:style-name="T18"><text:tab/><text:tab/>}<text:tab/></text:span></text:p>
      <text:p text:style-name="P31"><text:span text:style-name="T18"><text:tab/><text:tab/></text:span></text:p>
      <text:p text:style-name="P31"><text:span text:style-name="T18"><text:tab/><text:tab/>return ResponseEntity.status(HttpStatus.OK).body(chaves);</text:span></text:p>
      <text:p text:style-name="P31"><text:span text:style-name="T18"><text:tab/>}</text:span></text:p>
      <text:p text:style-name="P31"><text:soft-page-break/></text:p>
      <text:p text:style-name="P31"/>
      <text:p text:style-name="P31"><text:span text:style-name="T18"><text:tab/>//Filtro Nome</text:span></text:p>
      <text:p text:style-name="P31"><text:span text:style-name="T18"><text:tab/>@GetMapping("/nome/{nome}")</text:span></text:p>
      <text:p text:style-name="P31"><text:span text:style-name="T18"><text:tab/>public ResponseEntity&lt;List&lt;Chave&gt;&gt; getPerNome(@PathVariable(value="nome") String nome) {<text:tab/><text:tab/></text:span></text:p>
      <text:p text:style-name="P31"><text:span text:style-name="T18"><text:tab/><text:tab/></text:span></text:p>
      <text:p text:style-name="P31"><text:span text:style-name="T18"><text:tab/><text:tab/>List&lt;Chave&gt; chaves = new ArrayList&lt;&gt;();</text:span></text:p>
      <text:p text:style-name="P31"><text:span text:style-name="T18"><text:tab/><text:tab/></text:span></text:p>
      <text:p text:style-name="P31"><text:span text:style-name="T18"><text:tab/><text:tab/>for (Chave chave : chaveRepository.findByNome(nome)) {</text:span></text:p>
      <text:p text:style-name="P31"><text:span text:style-name="T18"><text:tab/><text:tab/><text:tab/>if(chave.getStatus() == true) {</text:span></text:p>
      <text:p text:style-name="P31"><text:span text:style-name="T18"><text:tab/><text:tab/><text:tab/><text:tab/>chaves.add(chave);</text:span></text:p>
      <text:p text:style-name="P31"><text:span text:style-name="T18"><text:tab/><text:tab/><text:tab/>}</text:span></text:p>
      <text:p text:style-name="P31"><text:span text:style-name="T18"><text:tab/><text:tab/>}<text:tab/></text:span></text:p>
      <text:p text:style-name="P31"><text:span text:style-name="T18"><text:tab/><text:tab/></text:span></text:p>
      <text:p text:style-name="P31"><text:span text:style-name="T18"><text:tab/><text:tab/>return ResponseEntity.status(HttpStatus.OK).body(chaves);</text:span></text:p>
      <text:p text:style-name="P31"><text:span text:style-name="T18"><text:tab/>}</text:span></text:p>
      <text:p text:style-name="P31"/>
      <text:p text:style-name="P31"><text:span text:style-name="T18"><text:tab/>//Alteração</text:span></text:p>
      <text:p text:style-name="P31"><text:span text:style-name="T18"><text:tab/>@PutMapping("/{id}")</text:span></text:p>
      <text:p text:style-name="P31"><text:span text:style-name="T18"><text:tab/>public ResponseEntity&lt;Chave&gt; updateChave(@PathVariable(value="id") String id, @RequestBody ChaveRecordDto chaveRecordDto) {<text:tab/><text:tab/></text:span></text:p>
      <text:p text:style-name="P31"><text:span text:style-name="T18"><text:tab/><text:tab/></text:span></text:p>
      <text:p text:style-name="P31"><text:span text:style-name="T18"><text:tab/><text:tab/>Chave chave = new Chave();</text:span></text:p>
      <text:p text:style-name="P31"><text:span text:style-name="T18"><text:tab/><text:tab/>BeanUtils.copyProperties(chaveRecordDto, chave);</text:span></text:p>
      <text:p text:style-name="P31"><text:span text:style-name="T18"><text:tab/><text:tab/></text:span></text:p>
      <text:p text:style-name="P31"><text:span text:style-name="T18"><text:tab/><text:tab/>chave.setId(id);</text:span></text:p>
      <text:p text:style-name="P31"><text:span text:style-name="T18"><text:tab/><text:tab/></text:span></text:p>
      <text:p text:style-name="P31"><text:span text:style-name="T18"><text:tab/><text:tab/>return ResponseEntity.status(HttpStatus.CREATED).body(chaveRepository.save(chave));</text:span></text:p>
      <text:p text:style-name="P31"><text:span text:style-name="T18"><text:tab/><text:tab/></text:span></text:p>
      <text:p text:style-name="P31"><text:span text:style-name="T18"><text:tab/>}</text:span></text:p>
      <text:p text:style-name="P31"/>
      <text:p text:style-name="P31"><text:span text:style-name="T18"><text:tab/>//"Deleção"</text:span></text:p>
      <text:p text:style-name="P31"><text:span text:style-name="T18"><text:tab/>@DeleteMapping("/{id}")</text:span></text:p>
      <text:p text:style-name="P31"><text:span text:style-name="T18"><text:tab/>public ResponseEntity&lt;Chave&gt; deleteChave(@PathVariable(value="id") String id, @RequestBody ChaveRecordDto chaveRecordDto) {<text:tab/><text:tab/></text:span></text:p>
      <text:p text:style-name="P31"><text:span text:style-name="T18"><text:tab/><text:tab/></text:span></text:p>
      <text:p text:style-name="P31"><text:span text:style-name="T18"><text:tab/><text:tab/>Chave chave = new Chave();</text:span></text:p>
      <text:p text:style-name="P31"><text:span text:style-name="T18"><text:tab/><text:tab/>BeanUtils.copyProperties(chaveRecordDto, chave);</text:span></text:p>
      <text:p text:style-name="P31"><text:span text:style-name="T18"><text:tab/><text:tab/></text:span></text:p>
      <text:p text:style-name="P31"><text:span text:style-name="T18"><text:tab/><text:tab/>chave.setStatus(false);</text:span></text:p>
      <text:p text:style-name="P31"><text:span text:style-name="T18"><text:tab/><text:tab/>chave.setId(id);</text:span></text:p>
      <text:p text:style-name="P31"><text:span text:style-name="T18"><text:tab/><text:tab/></text:span></text:p>
      <text:p text:style-name="P31"><text:span text:style-name="T18"><text:tab/><text:tab/>return ResponseEntity.status(HttpStatus.CREATED).body(chaveRepository.save(chave));</text:span></text:p>
      <text:p text:style-name="P31"><text:span text:style-name="T18"><text:tab/><text:tab/></text:span></text:p>
      <text:p text:style-name="P31"><text:span text:style-name="T18"><text:tab/>}</text:span></text:p>
      <text:p text:style-name="P27"><text:span text:style-name="T17">}</text:span><text:span text:style-name="T1"><text:line-break/></text:span></text:p>
      <text:p text:style-name="P19"/>
      <text:p text:style-name="P7"/>
      <text:p text:style-name="P13"><text:bookmark-start text:name="__DdeLink__662_4225513786"/><text:bookmark text:name="__DdeLink__1992_2575059525121"/><text:bookmark text:name="__DdeLink__2004_257505952511"/><text:bookmark text:name="__DdeLink__1983_2575059525121"/><text:soft-page-break/>iniciando o servidor <text:span text:style-name="T11">do SpringBoot</text:span></text:p>
      <text:list xml:id="list589460379" text:style-name="WWNum1">
        <text:list-item>
          <text:p text:style-name="P26"><text:span text:style-name="T3">clique</text:span><text:span text:style-name="T2"> o í</text:span><text:span text:style-name="T3">cone de play</text:span><text:span text:style-name="T2"> n</text:span><text:span text:style-name="T5">o canto superior direito do Visual Studio Code.</text:span><text:bookmark-end text:name="__DdeLink__662_4225513786"/></text:p>
          <text:p text:style-name="P26"/>
        </text:list-item>
      </text:list>
      <text:p text:style-name="P11"/>
      <text:p text:style-name="P15"><text:bookmark text:name="__DdeLink__1983_257505952512 Copia 1"/><text:bookmark text:name="__DdeLink__324_1332129084 Copia 1"/><text:bookmark text:name="__DdeLink__1992_257505952512 Copia 1"/><text:bookmark text:name="__DdeLink__2004_25750595251 Copia 1"/><text:span text:style-name="T13">Modificando</text:span> a tela para <text:span text:style-name="T13">listar</text:span> chaves</text:p>
      <text:p text:style-name="P18"/>
      <text:list xml:id="list190104619390958" text:continue-list="list2097659628" text:style-name="L1">
        <text:list-item>
          <text:p text:style-name="P24"><text:bookmark text:name="__DdeLink__1983_257505952511"/><text:bookmark text:name="__DdeLink__1992_257505952511"/>Abra o projeto front-end</text:p>
        </text:list-item>
        <text:list-item>
          <text:p text:style-name="P24">Entre na pasta pages</text:p>
        </text:list-item>
        <text:list-item>
          <text:p text:style-name="P24"><text:span text:style-name="T13">Abra o arquivo</text:span> <text:span text:style-name="T13">Listar</text:span>Page.svelte</text:p>
        </text:list-item>
        <text:list-item>
          <text:p text:style-name="P25">Copie o seguinte código, <text:span text:style-name="T13">para melhor entendimento recomendo ler os comentários</text:span><text:span text:style-name="T18">:</text:span></text:p>
        </text:list-item>
      </text:list>
      <text:p text:style-name="P16"/>
      <text:p text:style-name="P23">&lt;!-- ListarPage.svelte --&gt;</text:p>
      <text:p text:style-name="P23">&lt;script&gt;</text:p>
      <text:p text:style-name="P23"><text:s text:c="4"/>let chave = { nome: "", situacao: "disponivel", status: true };</text:p>
      <text:p text:style-name="P23"><text:s text:c="4"/>let filtroNome = ""; // para a busca pelo nome</text:p>
      <text:p text:style-name="P23"><text:s text:c="4"/>let Listachaves = [];</text:p>
      <text:p text:style-name="P23"/>
      <text:p text:style-name="P23"><text:s text:c="4"/>async function carregarChaves() {</text:p>
      <text:p text:style-name="P23"><text:s text:c="8"/>// Implementação de busca no backend com filtro de nome</text:p>
      <text:p text:style-name="P23"><text:s text:c="8"/>let url = "http://localhost:8081/chaves";</text:p>
      <text:p text:style-name="P23"/>
      <text:p text:style-name="P23"><text:s text:c="8"/>try {</text:p>
      <text:p text:style-name="P23"><text:s text:c="12"/>const response = await fetch(url);</text:p>
      <text:p text:style-name="P23"><text:s text:c="12"/>if (response.ok) {</text:p>
      <text:p text:style-name="P23"><text:s text:c="16"/>Listachaves = await response.json();</text:p>
      <text:p text:style-name="P23"><text:s text:c="12"/>} else {</text:p>
      <text:p text:style-name="P23"><text:s text:c="16"/>console.error(</text:p>
      <text:p text:style-name="P23"><text:s text:c="20"/>"Erro ao carregar as chaves:",</text:p>
      <text:p text:style-name="P23"><text:s text:c="20"/>response.statusText,</text:p>
      <text:p text:style-name="P23"><text:s text:c="16"/>);</text:p>
      <text:p text:style-name="P23"><text:s text:c="12"/>}</text:p>
      <text:p text:style-name="P23"><text:s text:c="8"/>} catch (error) {</text:p>
      <text:p text:style-name="P23"><text:s text:c="12"/>console.error("Erro ao carregar as chaves:", error);</text:p>
      <text:p text:style-name="P23"><text:s text:c="8"/>}</text:p>
      <text:p text:style-name="P23"><text:s text:c="4"/>}</text:p>
      <text:p text:style-name="P23"/>
      <text:p text:style-name="P23"><text:s text:c="5"/>// Implementação de busca no backend com filtro de situação</text:p>
      <text:p text:style-name="P23"><text:s text:c="4"/>async function carregarChavesDisponiveis() {</text:p>
      <text:p text:style-name="P23"><text:s text:c="8"/>let url = "http://localhost:8081/chaves/situacao/disponivel";</text:p>
      <text:p text:style-name="P23"/>
      <text:p text:style-name="P23"><text:s text:c="8"/>try {</text:p>
      <text:p text:style-name="P23"><text:s text:c="12"/>const response = await fetch(url);</text:p>
      <text:p text:style-name="P23"><text:s text:c="12"/>if (response.ok) {</text:p>
      <text:p text:style-name="P23"><text:s text:c="16"/>Listachaves = await response.json();</text:p>
      <text:p text:style-name="P23"><text:s text:c="12"/>} else {</text:p>
      <text:p text:style-name="P23"><text:s text:c="16"/>console.error(</text:p>
      <text:p text:style-name="P23"><text:s text:c="20"/>"Erro ao carregar as chaves:",</text:p>
      <text:p text:style-name="P23"><text:s text:c="20"/>response.statusText,</text:p>
      <text:p text:style-name="P23"><text:s text:c="16"/>);</text:p>
      <text:p text:style-name="P23"><text:s text:c="12"/>}</text:p>
      <text:p text:style-name="P23"><text:s text:c="8"/>} catch (error) {</text:p>
      <text:p text:style-name="P23"><text:soft-page-break/><text:s text:c="12"/>console.error("Erro ao carregar as chaves:", error);</text:p>
      <text:p text:style-name="P23"><text:s text:c="8"/>}</text:p>
      <text:p text:style-name="P23"><text:s text:c="4"/>}</text:p>
      <text:p text:style-name="P23"/>
      <text:p text:style-name="P23"><text:s text:c="4"/>// Função atualizada para carregar chaves baseada no filtro de nome</text:p>
      <text:p text:style-name="P23"><text:s text:c="4"/>async function carregarChavesNome() {</text:p>
      <text:p text:style-name="P23"><text:s text:c="8"/>// Implementação de busca no backend com filtro de nome</text:p>
      <text:p text:style-name="P23"><text:s text:c="8"/>let url = "http://localhost:8081/chaves";</text:p>
      <text:p text:style-name="P23"><text:s text:c="8"/>if (filtroNome.trim()) {</text:p>
      <text:p text:style-name="P23"><text:s text:c="12"/>url += `/nome/${encodeURIComponent(filtroNome.trim())}`;</text:p>
      <text:p text:style-name="P23"><text:s text:c="8"/>}</text:p>
      <text:p text:style-name="P23"/>
      <text:p text:style-name="P23"><text:s text:c="8"/>try {</text:p>
      <text:p text:style-name="P23"><text:s text:c="12"/>const response = await fetch(url);</text:p>
      <text:p text:style-name="P23"><text:s text:c="12"/>if (response.ok) {</text:p>
      <text:p text:style-name="P23"><text:s text:c="16"/>Listachaves = await response.json();</text:p>
      <text:p text:style-name="P23"><text:s text:c="12"/>} else {</text:p>
      <text:p text:style-name="P23"><text:s text:c="16"/>console.error(</text:p>
      <text:p text:style-name="P23"><text:s text:c="20"/>"Erro ao carregar as chaves:",</text:p>
      <text:p text:style-name="P23"><text:s text:c="20"/>response.statusText,</text:p>
      <text:p text:style-name="P23"><text:s text:c="16"/>);</text:p>
      <text:p text:style-name="P23"><text:s text:c="12"/>}</text:p>
      <text:p text:style-name="P23"><text:s text:c="8"/>} catch (error) {</text:p>
      <text:p text:style-name="P23"><text:s text:c="12"/>console.error("Erro ao carregar as chaves:", error);</text:p>
      <text:p text:style-name="P23"><text:s text:c="8"/>}</text:p>
      <text:p text:style-name="P23"><text:s text:c="4"/>}</text:p>
      <text:p text:style-name="P23"/>
      <text:p text:style-name="P23"><text:s text:c="4"/>// Função para alterar a situação da chave</text:p>
      <text:p text:style-name="P23"><text:s text:c="4"/>async function alterarSituacaoChave(chave) {</text:p>
      <text:p text:style-name="P23"><text:s text:c="8"/>try {</text:p>
      <text:p text:style-name="P23"><text:s text:c="12"/>const response = await fetch(</text:p>
      <text:p text:style-name="P23"><text:s text:c="16"/>`http://localhost:8081/chaves/${chave.id}`,</text:p>
      <text:p text:style-name="P23"><text:s text:c="16"/>{</text:p>
      <text:p text:style-name="P23"><text:s text:c="20"/>method: "PUT",</text:p>
      <text:p text:style-name="P23"><text:s text:c="20"/>headers: { "Content-Type": "application/json" },</text:p>
      <text:p text:style-name="P23"><text:s text:c="20"/>body: JSON.stringify({</text:p>
      <text:p text:style-name="P23"><text:s text:c="24"/>...chave,</text:p>
      <text:p text:style-name="P23"><text:s text:c="24"/>situacao:</text:p>
      <text:p text:style-name="P23"><text:s text:c="28"/>chave.situacao === "disponivel"</text:p>
      <text:p text:style-name="P23"><text:s text:c="32"/>? "indisponivel"</text:p>
      <text:p text:style-name="P23"><text:s text:c="32"/>: "disponivel",</text:p>
      <text:p text:style-name="P23"><text:s text:c="20"/>}),</text:p>
      <text:p text:style-name="P23"><text:s text:c="16"/>},</text:p>
      <text:p text:style-name="P23"><text:s text:c="12"/>);</text:p>
      <text:p text:style-name="P23"/>
      <text:p text:style-name="P23"><text:s text:c="12"/>if (response.ok) {</text:p>
      <text:p text:style-name="P23"><text:s text:c="16"/>carregarChaves(); // Recarrega a lista de chaves</text:p>
      <text:p text:style-name="P23"><text:s text:c="12"/>} else {</text:p>
      <text:p text:style-name="P23"><text:s text:c="16"/>console.error(</text:p>
      <text:p text:style-name="P23"><text:s text:c="20"/>"Erro ao alterar a situação da chave:",</text:p>
      <text:p text:style-name="P23"><text:s text:c="20"/>response.statusText,</text:p>
      <text:p text:style-name="P23"><text:s text:c="16"/>);</text:p>
      <text:p text:style-name="P23"><text:soft-page-break/><text:s text:c="12"/>}</text:p>
      <text:p text:style-name="P23"><text:s text:c="8"/>} catch (error) {</text:p>
      <text:p text:style-name="P23"><text:s text:c="12"/>console.error("Erro ao alterar a situação da chave:", error);</text:p>
      <text:p text:style-name="P23"><text:s text:c="8"/>}</text:p>
      <text:p text:style-name="P23"><text:s text:c="4"/>}</text:p>
      <text:p text:style-name="P23"/>
      <text:p text:style-name="P23"><text:s text:c="4"/>// Função para reativar a chave</text:p>
      <text:p text:style-name="P23"><text:s text:c="4"/>async function reativarChave(chave) {</text:p>
      <text:p text:style-name="P23"><text:s text:c="8"/>try {</text:p>
      <text:p text:style-name="P23"><text:s text:c="12"/>const response = await fetch(</text:p>
      <text:p text:style-name="P23"><text:s text:c="16"/>`http://localhost:8081/chaves/${chave.id}`,</text:p>
      <text:p text:style-name="P23"><text:s text:c="16"/>{</text:p>
      <text:p text:style-name="P23"><text:s text:c="20"/>method: "PUT",</text:p>
      <text:p text:style-name="P23"><text:s text:c="20"/>headers: { "Content-Type": "application/json" },</text:p>
      <text:p text:style-name="P23"><text:s text:c="20"/>body: JSON.stringify({</text:p>
      <text:p text:style-name="P23"><text:s text:c="24"/>...chave,</text:p>
      <text:p text:style-name="P23"><text:s text:c="24"/>status:</text:p>
      <text:p text:style-name="P23"><text:s text:c="28"/>chave.status === false</text:p>
      <text:p text:style-name="P23"><text:s text:c="32"/>? true</text:p>
      <text:p text:style-name="P23"><text:s text:c="32"/>: false,</text:p>
      <text:p text:style-name="P23"><text:s text:c="20"/>}),</text:p>
      <text:p text:style-name="P23"><text:s text:c="16"/>},</text:p>
      <text:p text:style-name="P23"><text:s text:c="12"/>);</text:p>
      <text:p text:style-name="P23"/>
      <text:p text:style-name="P23"><text:s text:c="12"/>if (response.ok) {</text:p>
      <text:p text:style-name="P23"><text:s text:c="16"/>carregarChaves(); // Recarrega a lista de chaves</text:p>
      <text:p text:style-name="P23"><text:s text:c="12"/>} else {</text:p>
      <text:p text:style-name="P23"><text:s text:c="16"/>console.error(</text:p>
      <text:p text:style-name="P23"><text:s text:c="20"/>"Erro ao alterar a situação da chave:",</text:p>
      <text:p text:style-name="P23"><text:s text:c="20"/>response.statusText,</text:p>
      <text:p text:style-name="P23"><text:s text:c="16"/>);</text:p>
      <text:p text:style-name="P23"><text:s text:c="12"/>}</text:p>
      <text:p text:style-name="P23"><text:s text:c="8"/>} catch (error) {</text:p>
      <text:p text:style-name="P23"><text:s text:c="12"/>console.error("Erro ao alterar a situação da chave:", error);</text:p>
      <text:p text:style-name="P23"><text:s text:c="8"/>}</text:p>
      <text:p text:style-name="P23"><text:s text:c="4"/>}</text:p>
      <text:p text:style-name="P23"/>
      <text:p text:style-name="P23"><text:s text:c="4"/>// Função para desativar (remover) uma chave</text:p>
      <text:p text:style-name="P23"><text:s text:c="4"/>async function desativarChave(chave) {</text:p>
      <text:p text:style-name="P23"><text:s text:c="8"/>try {</text:p>
      <text:p text:style-name="P23"><text:s text:c="12"/>const response = await fetch(</text:p>
      <text:p text:style-name="P23"><text:s text:c="16"/>`http://localhost:8081/chaves/${chave.id}`,</text:p>
      <text:p text:style-name="P23"><text:s text:c="16"/>{</text:p>
      <text:p text:style-name="P23"><text:s text:c="20"/>method: "DELETE",</text:p>
      <text:p text:style-name="P23"><text:s text:c="20"/>headers: { "Content-Type": "application/json" },</text:p>
      <text:p text:style-name="P23"><text:s text:c="20"/>body: JSON.stringify(chave),</text:p>
      <text:p text:style-name="P23"><text:s text:c="16"/>},</text:p>
      <text:p text:style-name="P23"><text:s text:c="12"/>);</text:p>
      <text:p text:style-name="P23"/>
      <text:p text:style-name="P23"><text:s text:c="12"/>if (response.ok) {</text:p>
      <text:p text:style-name="P23"><text:s text:c="16"/>carregarChaves(); // Recarrega a lista de chaves</text:p>
      <text:p text:style-name="P23"><text:s text:c="12"/>} else {</text:p>
      <text:p text:style-name="P23"><text:soft-page-break/><text:s text:c="16"/>console.error(</text:p>
      <text:p text:style-name="P23"><text:s text:c="20"/>"Erro ao desativar a chave:",</text:p>
      <text:p text:style-name="P23"><text:s text:c="20"/>response.statusText,</text:p>
      <text:p text:style-name="P23"><text:s text:c="16"/>);</text:p>
      <text:p text:style-name="P23"><text:s text:c="12"/>}</text:p>
      <text:p text:style-name="P23"><text:s text:c="8"/>} catch (error) {</text:p>
      <text:p text:style-name="P23"><text:s text:c="12"/>console.error("Erro ao desativar a chave:", error);</text:p>
      <text:p text:style-name="P23"><text:s text:c="8"/>}</text:p>
      <text:p text:style-name="P23"><text:s text:c="4"/>}</text:p>
      <text:p text:style-name="P23"/>
      <text:p text:style-name="P23"><text:s text:c="4"/>carregarChavesDisponiveis()</text:p>
      <text:p text:style-name="P23">&lt;/script&gt;</text:p>
      <text:p text:style-name="P23"/>
      <text:p text:style-name="P23">&lt;main&gt;</text:p>
      <text:p text:style-name="P23"><text:s text:c="4"/>&lt;h2&gt;Lista de Chaves Disponíveis:&lt;/h2&gt;</text:p>
      <text:p text:style-name="P23"><text:s text:c="4"/>&lt;br&gt;</text:p>
      <text:p text:style-name="P23"><text:s text:c="4"/>&lt;button on:click={carregarChavesDisponiveis}&gt;Disponíveis&lt;/button&gt;</text:p>
      <text:p text:style-name="P23"><text:s text:c="4"/>&lt;button on:click={carregarChaves}&gt;Todas&lt;/button&gt;</text:p>
      <text:p text:style-name="P23"><text:s text:c="4"/>&lt;br&gt;</text:p>
      <text:p text:style-name="P23"><text:s text:c="4"/>&lt;input</text:p>
      <text:p text:style-name="P23"><text:s text:c="8"/>type="text"</text:p>
      <text:p text:style-name="P23"><text:s text:c="8"/>bind:value={filtroNome}</text:p>
      <text:p text:style-name="P23"><text:s text:c="8"/>placeholder="Digite o nome da chave"</text:p>
      <text:p text:style-name="P23"><text:s text:c="8"/>onchange="carregarChavesNome"</text:p>
      <text:p text:style-name="P23"><text:s text:c="4"/>/&gt;</text:p>
      <text:p text:style-name="P23"><text:s text:c="4"/>&lt;button on:click={carregarChavesNome}&gt;Buscar&lt;/button&gt;</text:p>
      <text:p text:style-name="P23"/>
      <text:p text:style-name="P23"><text:s text:c="4"/>&lt;ul&gt;</text:p>
      <text:p text:style-name="P23"><text:s text:c="8"/>{#each Listachaves as chave}</text:p>
      <text:p text:style-name="P23"><text:s text:c="12"/>&lt;li&gt;</text:p>
      <text:p text:style-name="P23"><text:s text:c="16"/>🗝️ {chave.nome} - Situação: {chave.situacao}</text:p>
      <text:p text:style-name="P23"/>
      <text:p text:style-name="P23"><text:s text:c="16"/>{#if chave.status === true}</text:p>
      <text:p text:style-name="P23"><text:s text:c="20"/>{#if chave.situacao === "disponivel"}</text:p>
      <text:p text:style-name="P23"><text:s text:c="24"/>✅</text:p>
      <text:p text:style-name="P23"><text:s text:c="24"/>&lt;button on:click={() =&gt; alterarSituacaoChave(chave)}</text:p>
      <text:p text:style-name="P23"><text:s text:c="28"/>&gt;Alterar&lt;/button</text:p>
      <text:p text:style-name="P23"><text:s text:c="24"/>&gt;</text:p>
      <text:p text:style-name="P23"><text:s text:c="24"/>&lt;button on:click={() =&gt; desativarChave(chave)}</text:p>
      <text:p text:style-name="P23"><text:s text:c="28"/>&gt;Desativar&lt;/button</text:p>
      <text:p text:style-name="P23"><text:s text:c="24"/>&gt;</text:p>
      <text:p text:style-name="P23"><text:s text:c="20"/>{:else}</text:p>
      <text:p text:style-name="P23"><text:s text:c="24"/>⛔</text:p>
      <text:p text:style-name="P23"><text:s text:c="24"/>&lt;button on:click={() =&gt; alterarSituacaoChave(chave)}</text:p>
      <text:p text:style-name="P23"><text:s text:c="28"/>&gt;Alterar&lt;/button</text:p>
      <text:p text:style-name="P23"><text:s text:c="24"/>&gt;</text:p>
      <text:p text:style-name="P23"><text:s text:c="24"/>&lt;button on:click={() =&gt; desativarChave(chave)}</text:p>
      <text:p text:style-name="P23"><text:s text:c="28"/>&gt;Desativar&lt;/button</text:p>
      <text:p text:style-name="P23"><text:s text:c="24"/>&gt;</text:p>
      <text:p text:style-name="P23"><text:s text:c="20"/>{/if}</text:p>
      <text:p text:style-name="P23"><text:s text:c="16"/>{:else}</text:p>
      <text:p text:style-name="P23"><text:s text:c="20"/>⚪</text:p>
      <text:p text:style-name="P23"><text:soft-page-break/><text:s text:c="20"/>&lt;button on:click={() =&gt; reativarChave(chave)}</text:p>
      <text:p text:style-name="P23"><text:s text:c="24"/>&gt;Reativar&lt;/button</text:p>
      <text:p text:style-name="P23"><text:s text:c="20"/>&gt;</text:p>
      <text:p text:style-name="P23"><text:s text:c="16"/>{/if}</text:p>
      <text:p text:style-name="P23"><text:s text:c="12"/>&lt;/li&gt;</text:p>
      <text:p text:style-name="P23"><text:s text:c="8"/>{/each}</text:p>
      <text:p text:style-name="P23"><text:s text:c="4"/>&lt;/ul&gt;</text:p>
      <text:p text:style-name="P23">&lt;/main&gt;</text:p>
      <text:p text:style-name="P23"/>
      <text:p text:style-name="P23">&lt;style&gt;</text:p>
      <text:p text:style-name="P23"><text:s text:c="4"/>main {</text:p>
      <text:p text:style-name="P23"><text:s text:c="8"/>text-align: center;</text:p>
      <text:p text:style-name="P23"><text:s text:c="8"/>justify-content: center;</text:p>
      <text:p text:style-name="P23"><text:s text:c="8"/>display: block;</text:p>
      <text:p text:style-name="P23"><text:s text:c="8"/>background-color: rgb(34, 40, 49);</text:p>
      <text:p text:style-name="P23"><text:s text:c="8"/>color: rgb(238, 238, 238);</text:p>
      <text:p text:style-name="P23"><text:s text:c="8"/>overflow: auto;</text:p>
      <text:p text:style-name="P23"><text:s text:c="4"/>}</text:p>
      <text:p text:style-name="P23"/>
      <text:p text:style-name="P23"><text:s text:c="4"/>h2 {</text:p>
      <text:p text:style-name="P23"><text:s text:c="8"/>font-size: 2.5em;</text:p>
      <text:p text:style-name="P23"><text:s text:c="8"/>font-family: "Courier New", Courier, monospace;</text:p>
      <text:p text:style-name="P23"><text:s text:c="8"/>color: rgb(214, 90, 49);</text:p>
      <text:p text:style-name="P23"><text:s text:c="8"/>font-weight: bolder;</text:p>
      <text:p text:style-name="P23"><text:s text:c="4"/>}</text:p>
      <text:p text:style-name="P23"/>
      <text:p text:style-name="P23"><text:s text:c="4"/>button {</text:p>
      <text:p text:style-name="P23"><text:s text:c="8"/>background-color: rgb(214, 90, 49);</text:p>
      <text:p text:style-name="P23"><text:s text:c="8"/>color: rgb(238, 238, 238);</text:p>
      <text:p text:style-name="P23"><text:s text:c="8"/>padding: 1vh 2vh;</text:p>
      <text:p text:style-name="P23"><text:s text:c="8"/>border-radius: 5%;</text:p>
      <text:p text:style-name="P23"><text:s text:c="8"/>cursor: pointer;</text:p>
      <text:p text:style-name="P23"><text:s text:c="8"/>margin: 1vh;</text:p>
      <text:p text:style-name="P23"><text:s text:c="8"/>transition: background-color 0.3s;</text:p>
      <text:p text:style-name="P23"><text:s text:c="8"/>font-size: 1.5em;</text:p>
      <text:p text:style-name="P23"><text:s text:c="4"/>}</text:p>
      <text:p text:style-name="P23"/>
      <text:p text:style-name="P23"><text:s text:c="4"/>button:hover {</text:p>
      <text:p text:style-name="P23"><text:s text:c="8"/>background-color: rgb(57, 62, 70);</text:p>
      <text:p text:style-name="P23"><text:s text:c="4"/>}</text:p>
      <text:p text:style-name="P23"/>
      <text:p text:style-name="P23"><text:s text:c="4"/>input {</text:p>
      <text:p text:style-name="P23"><text:s text:c="8"/>padding: 1vh;</text:p>
      <text:p text:style-name="P23"><text:s text:c="8"/>margin: 3vh;</text:p>
      <text:p text:style-name="P23"><text:s text:c="8"/>border: 5px solid rgb(93, 104, 122);</text:p>
      <text:p text:style-name="P23"><text:s text:c="8"/>border-radius: 4px;</text:p>
      <text:p text:style-name="P23"><text:s text:c="4"/>}</text:p>
      <text:p text:style-name="P23"><text:s text:c="4"/>li {</text:p>
      <text:p text:style-name="P23"><text:s text:c="8"/>list-style: none;</text:p>
      <text:p text:style-name="P23"><text:s text:c="8"/>margin: 2vh;</text:p>
      <text:p text:style-name="P23"><text:s text:c="8"/>font-size: 2em;</text:p>
      <text:p text:style-name="P23"><text:s text:c="4"/>}</text:p>
      <text:p text:style-name="P23"><text:soft-page-break/>&lt;/style&gt;</text:p>
      <text:p text:style-name="P14"><text:bookmark text:name="__DdeLink__1992_25750595251211"/><text:bookmark text:name="__DdeLink__2004_2575059525111"/><text:bookmark text:name="__DdeLink__1983_25750595251211"/>iniciando o <text:span text:style-name="T11">projeto Svelte </text:span></text:p>
      <text:list xml:id="list190105984555166" text:continue-list="list589460379" text:style-name="WWNum1">
        <text:list-item>
          <text:p text:style-name="P28">Abra o terminal vá até a pasta frontend utilizando o cd e digite:</text:p>
        </text:list-item>
      </text:list>
      <text:p text:style-name="P8"><text:span text:style-name="T5"><text:tab/></text:span><text:span text:style-name="T12">npm run dev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roman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7:01:26.615025138</meta:creation-date>
    <meta:editing-duration>PT51M37S</meta:editing-duration>
    <meta:editing-cycles>10</meta:editing-cycles>
    <meta:generator>LibreOffice/7.3.7.2$Linux_X86_64 LibreOffice_project/30$Build-2</meta:generator>
    <dc:date>2023-11-28T19:01:04.116813192</dc:date>
    <meta:document-statistic meta:table-count="0" meta:image-count="0" meta:object-count="0" meta:page-count="9" meta:paragraph-count="358" meta:word-count="964" meta:character-count="11661" meta:non-whitespace-character-count="8093"/>
  </office:meta>
</office:document-meta>
</file>